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6.935cm" fo:margin-left="0.086cm" fo:margin-right="-0.021cm" table:align="margins" style:writing-mode="lr-tb"/>
    </style:style>
    <style:style style:name="Tabella3.A" style:family="table-column">
      <style:table-column-properties style:column-width="1.91cm" style:rel-column-width="7392*"/>
    </style:style>
    <style:style style:name="Tabella3.B" style:family="table-column">
      <style:table-column-properties style:column-width="15.025cm" style:rel-column-width="58143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7.98cm"/>
    </style:style>
    <style:style style:name="Tabella4.B" style:family="table-column">
      <style:table-column-properties style:column-width="9.26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Times New Roman" fo:font-size="10.5pt" style:font-size-asian="10.5pt" style:font-size-complex="10.5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.5pt" fo:background-color="transparent" style:font-size-asian="10.5pt" style:font-size-complex="10.5pt"/>
    </style:style>
    <style:style style:name="P16" style:family="paragraph" style:parent-style-name="Standard">
      <style:paragraph-properties style:snap-to-layout-grid="false"/>
      <style:text-properties style:font-name="Arial" fo:font-size="10.5pt" style:font-size-asian="10.5pt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 fo:orphans="2" fo:widows="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.5pt" fo:background-color="#ff9999" style:font-size-asian="10.5pt" style:font-size-complex="10.5pt"/>
    </style:style>
    <style:style style:name="P21" style:family="paragraph" style:parent-style-name="Normale">
      <style:text-properties style:font-name="Times New Roman" fo:font-size="10.5pt" style:font-size-asian="10.5pt" style:font-size-complex="10.5pt"/>
    </style:style>
    <style:style style:name="P2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3" style:family="paragraph" style:parent-style-name="Normale">
      <style:text-properties style:font-name="Arial" fo:font-size="10.5pt" style:font-size-asian="10.5pt" style:font-size-complex="10.5pt"/>
    </style:style>
    <style:style style:name="P24" style:family="paragraph" style:parent-style-name="Normale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0.5pt" fo:font-weight="bold" fo:background-color="#66ffff" style:font-size-asian="10.5pt" style:font-weight-asian="bold" style:font-size-complex="10.5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2pt" style:text-underline-style="solid" style:text-underline-width="auto" style:text-underline-color="font-color" style:font-size-asian="12pt" style:font-name-complex="Times New Roman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style:use-window-font-color="true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margin-top="0cm" fo:margin-bottom="0.101cm" fo:text-align="justify" style:justify-single-word="false" fo:text-indent="1.251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text-line-through-style="solid" style:font-name="Arial" fo:font-size="10.5pt" fo:background-color="#ff99ff" style:font-size-asian="10.5pt" style:font-size-complex="10.5pt"/>
    </style:style>
    <style:style style:name="P34" style:family="paragraph" style:parent-style-name="Normale_20__28_Web_29_">
      <style:paragraph-properties fo:margin-left="0cm" fo:margin-right="0.501cm" fo:margin-top="0cm" fo:margin-bottom="0cm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0.5pt" fo:font-weight="bold" style:font-size-asian="10.5pt" style:font-weight-asian="bold" style:font-size-complex="10.5pt"/>
    </style:style>
    <style:style style:name="P3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38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39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text-align="justify" style:justify-single-word="false" fo:orphans="2" fo:widows="2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Arial" fo:font-size="11pt" fo:language="it" fo:country="IT" fo:font-style="normal" style:text-underline-style="none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4" style:family="text">
      <style:text-properties style:use-window-font-color="true" style:font-name="Arial" fo:font-size="11pt" fo:language="it" fo:country="I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1pt" fo:font-style="normal" style:text-underline-style="none" fo:font-weight="bold" fo:background-color="#66ffff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use-window-font-color="true" style:font-name="Arial" fo:font-size="11pt" fo:letter-spacing="-0.005cm" fo:language="it" fo:country="IT" fo:font-style="normal" style:text-underline-style="none" fo:font-weight="bold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8" style:family="text">
      <style:text-properties style:use-window-font-color="true" style:font-name="Arial" fo:font-size="11pt" fo:letter-spacing="-0.005cm" fo:language="it" fo:country="IT" fo:font-style="normal" style:text-underline-style="solid" style:text-underline-width="auto" style:text-underline-color="font-color" fo:font-weight="bold" fo:background-color="transparent" style:font-name-asian="Times New Roman" style:font-size-asian="11pt" style:language-asian="zxx" style:country-asian="none" style:font-style-asian="normal" style:font-weight-asian="bold" style:font-name-complex="Times New Roman" style:font-size-complex="11pt" style:language-complex="ar" style:country-complex="SA" style:font-style-complex="normal" style:font-weight-complex="bold" loext:char-shading-value="0"/>
    </style:style>
    <style:style style:name="T9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10" style:family="text">
      <style:text-properties style:font-name="Arial" fo:font-size="10.5pt" style:font-size-asian="10.5pt" style:font-size-complex="10.5pt"/>
    </style:style>
    <style:style style:name="T11" style:family="text">
      <style:text-properties style:font-name="Arial" fo:font-size="10.5pt" fo:background-color="#ffff00" style:font-size-asian="10.5pt" style:font-size-complex="10.5pt"/>
    </style:style>
    <style:style style:name="T12" style:family="text">
      <style:text-properties style:font-name="Arial" fo:font-size="10pt" fo:font-weight="normal" fo:background-color="#ffff00" style:font-size-asian="10pt" style:font-weight-asian="normal" style:font-size-complex="10pt" style:font-weight-complex="normal"/>
    </style:style>
    <style:style style:name="T13" style:family="text">
      <style:text-properties style:font-name="Arial" fo:background-color="#66ffff" style:font-weight-complex="bold"/>
    </style:style>
    <style:style style:name="T14" style:family="text">
      <style:text-properties style:font-name="Arial" fo:font-size="11pt" style:font-size-asian="11pt" style:font-size-complex="11pt"/>
    </style:style>
    <style:style style:name="T15" style:family="text">
      <style:text-properties style:font-name="Arial" fo:font-size="11pt" fo:letter-spacing="-0.005cm" fo:font-weight="normal" fo:background-color="transparent" style:font-size-asian="11pt" style:font-weight-asian="normal" style:font-size-complex="11pt" style:font-weight-complex="normal" loext:char-shading-value="0"/>
    </style:style>
    <style:style style:name="T16" style:family="text">
      <style:text-properties style:font-name="Arial" fo:font-size="11pt" fo:letter-spacing="-0.005cm" fo:font-style="italic" fo:font-weight="normal" fo:background-color="transparent" style:font-size-asian="11pt" style:font-style-asian="italic" style:font-weight-asian="normal" style:font-size-complex="11pt" style:font-style-complex="italic" style:font-weight-complex="normal" loext:char-shading-value="0"/>
    </style:style>
    <style:style style:name="T17" style:family="text">
      <style:text-properties style:font-name="Arial" fo:font-size="11pt" fo:letter-spacing="-0.005cm" fo:font-style="italic" fo:font-weight="normal" fo:background-color="#ffff00" style:font-size-asian="11pt" style:font-style-asian="italic" style:font-weight-asian="normal" style:font-size-complex="11pt" style:font-style-complex="italic" style:font-weight-complex="normal" loext:char-shading-value="0"/>
    </style:style>
    <style:style style:name="T18" style:family="text">
      <style:text-properties style:font-name="Arial" fo:font-size="11pt" fo:letter-spacing="-0.005cm" fo:font-style="italic" fo:font-weight="bold" fo:background-color="transparent" style:font-size-asian="11pt" style:font-style-asian="italic" style:font-weight-asian="bold" style:font-size-complex="11pt" style:font-style-complex="italic" style:font-weight-complex="bold" loext:char-shading-value="0"/>
    </style:style>
    <style:style style:name="T1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0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39">RACCOMANDATA A.R. </text:p>
          </table:table-cell>
        </table:table-row>
        <table:table-row>
          <table:table-cell table:style-name="Tabella1.A1" office:value-type="string">
            <text:p text:style-name="P6">Protocollo n. _____________</text:p>
          </table:table-cell>
          <table:table-cell table:style-name="Tabella1.A1" office:value-type="string">
            <text:p text:style-name="P6">Savona, _____________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. Comunicazione </text:span></text:span><text:span text:style-name="Car._20_predefinito_20_paragrafo"><text:span text:style-name="T10">[numero] - </text:span></text:span><text:span text:style-name="Car._20_predefinito_20_paragrafo"><text:span text:style-name="T11">sigla</text:span></text:span></text:p>
            <text:p text:style-name="Normale"><text:span text:style-name="Car._20_predefinito_20_paragrafo"><text:span text:style-name="T10"/></text:span></text:p>
            <text:p text:style-name="Normale"><text:span text:style-name="Car._20_predefinito_20_paragrafo"><text:span text:style-name="T11">classifica 06-03</text:span></text:span></text:p>
            <text:p text:style-name="Normale"><text:span text:style-name="Car._20_predefinito_20_paragrafo"><text:span text:style-name="T11">fascicolo: </text:span></text:span><text:span text:style-name="Car._20_predefinito_20_paragrafo"><text:span text:style-name="T12">[anno_fascicolo]</text:span></text:span><text:span text:style-name="Car._20_predefinito_20_paragrafo"><text:span text:style-name="T11"> /</text:span></text:span><text:span text:style-name="Car._20_predefinito_20_paragrafo"><text:span text:style-name="T12">[fascicolo].[sub_fascicolo] eliminare x la lettera su prisma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5">Al Sig. [richiedenti.nominativo;block=tbs:row;]</text:p>
            <text:p text:style-name="P25">[richiedenti.indirizzo]</text:p>
            <text:p text:style-name="P25">[richiedenti.cap] [richiedenti.comune] ([richiedenti.prov])</text:p>
            <text:p text:style-name="P25">in qualità di [richiedenti.titolo]</text:p>
            <text:p text:style-name="P25">della [richiedenti.ragsoc]</text:p>
            <text:p text:style-name="P25">[richiedenti.sede]</text:p>
            <text:p text:style-name="P25">[richiedenti.capd] [richiedenti.comuned] ([richiedenti.provd])</text:p>
            <text:p text:style-name="P13">[richiedenti.pec]</text:p>
            <text:p text:style-name="P25"/>
          </table:table-cell>
        </table:table-row>
        <table:table-row>
          <table:table-cell table:style-name="Tabella6.A1" office:value-type="string">
            <text:p text:style-name="P23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2"><text:span text:style-name="Car._20_predefinito_20_paragrafo"><text:span text:style-name="T10"/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34"><text:span text:style-name="Car._20_predefinito_20_paragrafo"><text:span text:style-name="T13"/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6"/>
          </table:table-cell>
        </table:table-row>
      </table:table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5">Richiesta di deroga ai sensi dell'art. 75 del vigente REC. Istanza presentata <text:span text:style-name="T2">[data_presentazione] e recepita agli atti al prot. n° [protocollo] del [data_protocollo] </text:span>relativa a <text:span text:style-name="T2">“[oggetto]” </text:span>presso [ubicazione].</text:p>
            <text:p text:style-name="P15">Assenso alla deroga</text:p>
          </table:table-cell>
        </table:table-row>
      </table:table>
      <text:p text:style-name="P27"/>
      <text:p text:style-name="P28"/>
      <text:p text:style-name="P19"><text:span text:style-name="Car._20_predefinito_20_paragrafo"><text:span text:style-name="T14"><text:tab/></text:span></text:span><text:span text:style-name="Car._20_predefinito_20_paragrafo"><text:span text:style-name="T15">Con riferimento alla richiesta di deroga in oggetto si informa che la pratica è stata esaminata dalla Commissione Edilizia nella seduta del [data_rilascio_ce] che ha espresso il seguente parere:</text:span></text:span></text:p>
      <text:p text:style-name="P19"><text:span text:style-name="Car._20_predefinito_20_paragrafo"><text:span text:style-name="T16"/></text:span></text:p>
      <text:p text:style-name="P19"><text:span text:style-name="Car._20_predefinito_20_paragrafo"><text:span text:style-name="T16"><text:tab/>“ favorevole [prescrizioni_ce]”</text:span></text:span></text:p>
      <text:p text:style-name="P19"><text:span text:style-name="Car._20_predefinito_20_paragrafo"><text:span text:style-name="T16"/></text:span></text:p>
      <text:p text:style-name="P19"><text:span text:style-name="Car._20_predefinito_20_paragrafo"><text:span text:style-name="T15"><text:tab/></text:span></text:span><text:span text:style-name="Car._20_predefinito_20_paragrafo"><text:span text:style-name="T7">Pertanto, considerato il suddetto parere, con la presente si esprime l’assenso alla deroga richiesta relativa all'installazione dell'insegna pubblicitaria proposta, </text:span></text:span><text:span text:style-name="Car._20_predefinito_20_paragrafo"><text:span text:style-name="T8">precisando che la stessa potrà essere installata solo successivamente al rilascio della relativa Autorizzazione di occupazione suolo pubblico.</text:span></text:span><text:span text:style-name="Car._20_predefinito_20_paragrafo"><text:span text:style-name="T7"> <text:s/></text:span></text:span></text:p>
      <text:p text:style-name="P19"><text:span text:style-name="Car._20_predefinito_20_paragrafo"/></text:p>
      <text:p text:style-name="P19"><text:span text:style-name="Car._20_predefinito_20_paragrafo"><text:span text:style-name="T15"><text:tab/>Si invita a tal fine il richiedente a presentare apposita istanza presso l'ufficio preposto allegando il presente nulla osta alla deroga. </text:span></text:span></text:p>
      <text:p text:style-name="P19"><text:span text:style-name="Car._20_predefinito_20_paragrafo"><text:span text:style-name="T15"/></text:span></text:p>
      <text:p text:style-name="P19"><text:span text:style-name="Car._20_predefinito_20_paragrafo"><text:span text:style-name="T20"><text:tab/>Distinti saluti.</text:span></text:span></text:p>
      <text:p text:style-name="P30"/>
      <text:p text:style-name="P2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3"/>
          </table:table-cell>
          <table:table-cell table:style-name="Tabella4.A1" office:value-type="string">
            <text:p text:style-name="P16"/>
          </table:table-cell>
        </table:table-row>
        <table:table-row table:style-name="Tabella4.1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7">Il Dirigente</text:p>
            <text:p text:style-name="P17">Arch. Giovanna Macario</text:p>
          </table:table-cell>
        </table:table-row>
      </table:table>
      <text:p text:style-name="P29"/>
      <text:p text:style-name="P40">REFERENTI PER LA PRATICA:</text:p>
      <text:p text:style-name="P40">Istruttoria della pratica: Arch.Silvia AONZO (019 8310780)</text:p>
      <text:p text:style-name="P43">Responsabile del Servizio Edilizia Privata Arch. Antonella MARINO</text:p>
      <text:p text:style-name="P20"/>
      <text:p text:style-name="P36"><text:soft-page-break/>INFORMATIVA SULLA PRIVACY AI SENSI DEL REGOLAMENTO EUROPEO PER LA PROTEZIONE DEI DATI 2016/679</text:p>
      <text:p text:style-name="P35">La informiamo che i dati personali e sensibili da lei forniti e quelli che eventualmente fornirà anche successivamente formeranno oggetto di trattamento nel rispetto della normativa sopra richiamata.</text:p>
      <text:p text:style-name="P35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37">Titolare del trattamento e RPD</text:p>
      <text:p text:style-name="P35">Ai sensi dell’art. 13 del GDPR è possibile rivolgersi al RPD nominato dal Comune per eventuali chiarimenti in materia di tutela dati personali.</text:p>
      <text:p text:style-name="P37">Finalità e modalità del trattamento</text:p>
      <text:p text:style-name="P35">Il Comune di Savona, titolare del trattamento, tratta i dati personali liberamente conferiti, esclusivamente per finalità istituzionali.</text:p>
      <text:p text:style-name="P37">Consenso</text:p>
      <text:p text:style-name="P35">Il consenso del trattamento ai fini istituzionali è necessario ed obbligatorio per le finalità stesse.</text:p>
      <text:p text:style-name="P37">Periodo di conservazione</text:p>
      <text:p text:style-name="P35">I dati personali verranno conservati per un arco di tempo non superiore al conseguimento delle finalità per le quali i dati personali sono trattati (finalità istituzionali e non commerciali).</text:p>
      <text:p text:style-name="P37">Diritti del cittadino/interessato</text:p>
      <text:p text:style-name="P35">Il cittadino/L’interessato avrà in qualsiasi momento piena facoltà di esercitare i diritti previsti dalla normativa vigente; potrà far valere i propri diritti rivolgendosi al Comune di Savona</text:p>
      <text:p text:style-name="P35">I diritti del cittadino/dell’interessato sono quelli previsti dal Regolamento UE 2016/679 (GDPR). </text:p>
      <text:p text:style-name="P35">Il cittadino/L’interessato può:</text:p>
      <text:p text:style-name="P38">- ricevere conferma dell’esistenza dei dati suoi personali e richiedere l’accesso al loro contenuto</text:p>
      <text:p text:style-name="P38">- aggiornare, modificare e/o correggere i suoi dati personali</text:p>
      <text:p text:style-name="P38">- chiedere la cancellazione, la trasformazione in forma anonima, il blocco dei suoi dati trattati in violazione di <text:s text:c="2"/></text:p>
      <text:p text:style-name="P38"><text:s text:c="3"/>legge</text:p>
      <text:p text:style-name="P38">- chiedere la limitazione del trattamento</text:p>
      <text:p text:style-name="P38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NimbusRomNo9L-Regu" svg:font-family="NimbusRomNo9L-Regu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r._20_predefinito_20_paragrafo1" style:display-name="Car. predefinito paragrafo1" style:family="text"/>
    <style:style style:name="WW-Hyperlink1" style:family="text" style:parent-style-name="Car._20_predefinito_20_paragrafo1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7cm" fo:margin-left="0cm" fo:margin-right="-0.026cm" table:align="margins" style:writing-mode="lr-tb"/>
    </style:style>
    <style:style style:name="Tabella2.A" style:family="table-column">
      <style:table-column-properties style:column-width="4.353cm" style:rel-column-width="16755*"/>
    </style:style>
    <style:style style:name="Tabella2.B" style:family="table-column">
      <style:table-column-properties style:column-width="4.122cm" style:rel-column-width="15866*"/>
    </style:style>
    <style:style style:name="Tabella2.C" style:family="table-column">
      <style:table-column-properties style:column-width="3.671cm" style:rel-column-width="14128*"/>
    </style:style>
    <style:style style:name="Tabella2.D" style:family="table-column">
      <style:table-column-properties style:column-width="4.881cm" style:rel-column-width="18786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2.A1" office:value-type="string">
              <text:p text:style-name="MP7">Dirigente:</text:p>
            </table:table-cell>
            <table:table-cell table:style-name="Tabella2.D1" office:value-type="string">
              <text:p text:style-name="MP7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8">corso Italia 19 <text:s/>- <text:s text:c="2"/>17100 Savona</text:p>
            </table:table-cell>
            <table:table-cell table:style-name="Tabella2.B2" office:value-type="string">
              <text:p text:style-name="MP8"/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9"/>
            </table:table-cell>
          </table:table-row>
          <table:table-row table:style-name="Tabella2.1">
            <table:table-cell table:style-name="Tabella2.A2" office:value-type="string">
              <text:p text:style-name="MP8">Posta certificata </text:p>
            </table:table-cell>
            <table:table-cell table:style-name="Tabella2.B2" office:value-type="string">
              <text:p text:style-name="MP8">posta@pec.comune.savona.it</text:p>
            </table:table-cell>
            <table:table-cell table:style-name="Tabella2.A2" office:value-type="string">
              <text:p text:style-name="MP8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4" office:value-type="string">
              <text:p text:style-name="MP8"/>
            </table:table-cell>
            <table:table-cell table:style-name="Tabella2.B4" office:value-type="string">
              <text:p text:style-name="MP8">Tel. 019-831<text:span text:style-name="MT1">01</text:span></text:p>
            </table:table-cell>
            <table:table-cell table:style-name="Tabella2.A4" office:value-type="string">
              <text:p text:style-name="MP8">Orario:</text:p>
            </table:table-cell>
            <table:table-cell table:style-name="Tabella2.D4" office:value-type="string">
              <text:p text:style-name="MP8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6-04T17:50:19.96</dc:date>
    <meta:print-date>2013-02-20T09:35:00</meta:print-date>
    <meta:editing-cycles>75</meta:editing-cycles>
    <meta:editing-duration>PT15H6M37S</meta:editing-duration>
    <meta:generator>OpenOffice/4.1.0$Win32 OpenOffice.org_project/410m18$Build-9764</meta:generator>
    <meta:document-statistic meta:table-count="5" meta:image-count="1" meta:object-count="0" meta:page-count="2" meta:paragraph-count="62" meta:word-count="516" meta:character-count="4005"/>
  </office:meta>
</office:document-meta>
</file>